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" svg:font-family="" style:font-family-generic="roman"/>
    <style:font-face style:name="aakar" svg:font-family="aaka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4942" officeooo:paragraph-rsid="000d4942"/>
    </style:style>
    <style:style style:name="P2" style:family="paragraph" style:parent-style-name="Standard">
      <style:text-properties officeooo:rsid="000d4942" officeooo:paragraph-rsid="000f26c5"/>
    </style:style>
    <style:style style:name="P3" style:family="paragraph" style:parent-style-name="Standard">
      <style:text-properties officeooo:rsid="000d4942" officeooo:paragraph-rsid="000f84c3"/>
    </style:style>
    <style:style style:name="P4" style:family="paragraph" style:parent-style-name="Standard" style:list-style-name="L1">
      <style:text-properties officeooo:rsid="000d4942" officeooo:paragraph-rsid="000d4942" fo:background-color="#fff200"/>
    </style:style>
    <style:style style:name="P5" style:family="paragraph" style:parent-style-name="Standard">
      <style:text-properties officeooo:rsid="000d4942" officeooo:paragraph-rsid="000d4942" fo:background-color="#fff200"/>
    </style:style>
    <style:style style:name="P6" style:family="paragraph" style:parent-style-name="Standard">
      <style:text-properties officeooo:rsid="000e478e" officeooo:paragraph-rsid="000e478e"/>
    </style:style>
    <style:style style:name="P7" style:family="paragraph" style:parent-style-name="Standard">
      <style:text-properties officeooo:rsid="000e478e" officeooo:paragraph-rsid="000e478e" fo:background-color="transparent"/>
    </style:style>
    <style:style style:name="P8" style:family="paragraph" style:parent-style-name="Standard">
      <style:text-properties officeooo:rsid="000f84c3" officeooo:paragraph-rsid="000f84c3" fo:background-color="transparent"/>
    </style:style>
    <style:style style:name="P9" style:family="paragraph" style:parent-style-name="Standard">
      <style:text-properties officeooo:rsid="0011fda8" officeooo:paragraph-rsid="0011fda8"/>
    </style:style>
    <style:style style:name="P10" style:family="paragraph" style:parent-style-name="Standard">
      <style:text-properties officeooo:rsid="00127eb3" officeooo:paragraph-rsid="00127eb3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loext:graphic-properties draw:fill="solid" draw:fill-color="#d0d0d0"/>
    </style:style>
    <style:style style:name="P13" style:family="paragraph">
      <loext:graphic-properties draw:fill="solid" draw:fill-color="#d0d0d0"/>
      <style:text-properties fo:font-size="12pt"/>
    </style:style>
    <style:style style:name="P14" style:family="paragraph">
      <loext:graphic-properties draw:fill="none" draw:fill-color="#ffffff"/>
      <style:text-properties style:font-name="aakar" fo:font-size="12pt" style:font-size-asian="12pt" style:font-size-complex="12pt"/>
    </style:style>
    <style:style style:name="P15" style:family="paragraph">
      <style:text-properties style:font-name="Liberation Serif" fo:font-size="12pt"/>
    </style:style>
    <style:style style:name="P16" style:family="paragraph">
      <loext:graphic-properties draw:fill="none" draw:fill-color="#ffffff"/>
      <style:text-properties style:font-name="Liberation Serif" fo:font-size="12pt"/>
    </style:style>
    <style:style style:name="P17" style:family="paragraph">
      <style:text-properties style:font-name="F" fo:font-size="12pt"/>
    </style:style>
    <style:style style:name="P18" style:family="paragraph">
      <loext:graphic-properties draw:fill="none" draw:fill-color="#ffffff"/>
    </style:style>
    <style:style style:name="T1" style:family="text">
      <style:text-properties fo:language="de" fo:country="DE"/>
    </style:style>
    <style:style style:name="T2" style:family="text">
      <style:text-properties officeooo:rsid="000e478e"/>
    </style:style>
    <style:style style:name="T3" style:family="text">
      <style:text-properties officeooo:rsid="000f26c5"/>
    </style:style>
    <style:style style:name="T4" style:family="text">
      <style:text-properties style:font-name="DejaVu Serif" fo:font-size="10pt" style:font-size-asian="10pt" style:font-size-complex="10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127eb3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2pt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aakar" fo:font-size="12pt" style:font-size-asian="12pt" style:font-size-complex="12pt"/>
    </style:style>
    <style:style style:name="T11" style:family="text">
      <style:text-properties style:font-name="Liberation Seri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draw:stroke-dash="Ultrafine_20_Dashed" svg:stroke-color="#000000" draw:fill="solid" draw:fill-color="#d0d0d0" draw:textarea-vertical-align="middle" fo:min-height="2.0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solid" draw:fill-color="#d0d0d0" fo:min-height="0.64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solid" draw:fill-color="#d0d0d0" fo:min-height="0.4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0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solid" draw:fill-color="#d0d0d0" fo:min-height="0.96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7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color="#000000" draw:fill="solid" draw:fill-color="#d0d0d0" fo:min-height="0.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color="#000000" draw:fill="solid" draw:fill-color="#d0d0d0" fo:min-height="0.6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color="#000000" draw:fill="solid" draw:fill-color="#d0d0d0" fo:min-height="1.0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color="#000000" draw:fill="solid" draw:fill-color="#d0d0d0" fo:min-height="0.767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span text:style-name="T5">Zeitplan Bachelorarbeit</text:span> <text:tab/><text:span text:style-name="T4">https://gitlab.tubit.tu-berlin.de/haengendeuhrzeiger/ROM_using_Autoencoders.git</text:span></text:p>
      <text:p text:style-name="P1"/>
      <text:list xml:id="list3760946977" text:style-name="L1">
        <text:list-item>
          <text:p text:style-name="P4">01.08.2020</text:p>
        </text:list-item>
      </text:list>
      <text:p text:style-name="P3"><draw:frame text:anchor-type="paragraph" draw:z-index="0" draw:name="Shape1" draw:style-name="gr1" draw:text-style-name="P12" svg:width="0.6252in" svg:height="2.0213in" svg:x="6.6744in" svg:y="0.1071in"><draw:text-box><text:p>3</text:p><text:p text:style-name="P11"><text:span text:style-name="T7">Wochen</text:span></text:p></draw:text-box></draw:frame><draw:frame text:anchor-type="paragraph" draw:z-index="2" draw:name="Shape3" draw:style-name="gr3" draw:text-style-name="P14" svg:width="2.8543in" svg:height="0.6685in" svg:x="3.6846in" svg:y="0.0134in"><draw:text-box><text:p><text:span text:style-name="T9">- <text:s/></text:span><text:span text:style-name="T9">Auswert</text:span><text:span text:style-name="T9">ung des </text:span><text:span text:style-name="T9">latenten </text:span><text:span text:style-name="T9">code</text:span></text:p><text:p><text:span text:style-name="T9">- </text:span><text:span text:style-name="T9">Erstellun</text:span><text:span text:style-name="T9">g aller </text:span><text:span text:style-name="T9">relevante</text:span><text:span text:style-name="T9">n Plots</text:span></text:p><text:p><text:span text:style-name="T9">- </text:span><text:span text:style-name="T9">Beschrei</text:span><text:span text:style-name="T9">bung der </text:span><text:span text:style-name="T9">Architekt</text:span><text:span text:style-name="T9">u</text:span><text:span text:style-name="T10">r</text:span></text:p></draw:text-box></draw:frame><text:span text:style-name="T1">Teil 1.0 </text:span>Autoencoder für <text:span text:style-name="T2">die BGK Gleichung</text:span> <text:s text:c="2"/></text:p>
      <text:p text:style-name="P3"><text:s text:c="2"/></text:p>
      <text:p text:style-name="P3"/>
      <text:p text:style-name="P3"/>
      <text:p text:style-name="P3"/>
      <text:p text:style-name="P3"><text:s text:c="3"/><text:tab/><text:tab/><text:tab/></text:p>
      <text:p text:style-name="P1">Teil 1.1 Schreiben State of the Art</text:p>
      <text:p text:style-name="P1"/>
      <text:p text:style-name="P6">Teil 1.2 Schreiben Introduction : (wieso? was soll das bringen?)</text:p>
      <text:p text:style-name="P6"/>
      <text:p text:style-name="P6">Teil 1.3 Schreiben Theorie: Neuronale Netzte &amp; BGK Gleichung</text:p>
      <text:p text:style-name="P6"/>
      <text:p text:style-name="P7"><draw:frame text:anchor-type="paragraph" draw:z-index="1" draw:name="Shape2" draw:style-name="gr2" draw:text-style-name="P13" svg:width="0.6461in" svg:height="0.7677in" svg:x="6.6535in" svg:y="0.0382in"><draw:text-box><text:p><text:span text:style-name="T8">1</text:span></text:p><text:p><text:span text:style-name="T8">Woche </text:span></text:p><text:p><text:span text:style-name="T8">Puffer</text:span></text:p><text:p><text:span text:style-name="T8"/></text:p></draw:text-box></draw:frame>2<text:span text:style-name="T3">3</text:span>.08.20 Puffer bis 01.09.20</text:p>
      <text:p text:style-name="P1"/>
      <text:p text:style-name="P1"/>
      <text:p text:style-name="P1"/>
      <text:p text:style-name="P1"/>
      <text:list xml:id="list102728962381247" text:continue-numbering="true" text:style-name="L1">
        <text:list-item>
          <text:p text:style-name="P4">01.09.2020</text:p>
        </text:list-item>
      </text:list>
      <text:p text:style-name="P8"><draw:frame text:anchor-type="paragraph" draw:z-index="3" draw:name="Shape4" draw:style-name="gr4" draw:text-style-name="P12" svg:width="0.6358in" svg:height="0.4898in" svg:x="6.6638in" svg:y="0.0146in"><draw:text-box><text:p>1 Woche</text:p></draw:text-box></draw:frame><draw:frame text:anchor-type="paragraph" draw:z-index="5" draw:name="Shape6" draw:style-name="gr6" draw:text-style-name="P18" svg:width="2.4795in" svg:height="0.5835in" svg:x="4.1846in" svg:y="0.0917in"><draw:text-box><text:p text:style-name="P17"><text:span text:style-name="T11">- </text:span><text:span text:style-name="T11">Disentan</text:span><text:span text:style-name="T11">gled AE </text:span><text:span text:style-name="T11">Methode</text:span><text:span text:style-name="T11">n</text:span></text:p><text:p text:style-name="P17"><text:span text:style-name="T11">- </text:span><text:span text:style-name="T11">Disentan</text:span><text:span text:style-name="T11">gled </text:span><text:span text:style-name="T11">Architek</text:span><text:span text:style-name="T11">turen</text:span></text:p></draw:text-box></draw:frame>Teil 2.0 Research <text:tab/><text:tab/><text:tab/><text:tab/><text:tab/><text:tab/><text:tab/><text:tab/><text:tab/><text:tab/><text:tab/></text:p>
      <text:p text:style-name="P8"><text:tab/><text:tab/><text:tab/><text:tab/><text:tab/><text:tab/><text:tab/><text:tab/><text:tab/><text:tab/><text:tab/><text:tab/><text:tab/><text:tab/><text:tab/></text:p>
      <text:p text:style-name="P5"/>
      <text:p text:style-name="P2"><draw:frame text:anchor-type="paragraph" draw:z-index="4" draw:name="Shape5" draw:style-name="gr5" draw:text-style-name="P16" svg:width="2.6776in" svg:height="1.0835in" svg:x="4.1846in" svg:y="0.0854in"><draw:text-box><text:p text:style-name="P15"><text:span text:style-name="T11"><text:s/></text:span><text:span text:style-name="T11">-Numerische Experimente</text:span></text:p><text:p text:style-name="P15"><text:span text:style-name="T11">- finden einer Architektur</text:span></text:p><text:p text:style-name="P15"><text:span text:style-name="T11">- Erstellung aller relevanten Plots</text:span></text:p><text:p text:style-name="P15"><text:span text:style-name="T11">- Interpolation: Ist es möglich?</text:span></text:p><text:p text:style-name="P15"><text:span text:style-name="T11">- Wieso nicht?</text:span></text:p></draw:text-box></draw:frame><draw:frame text:anchor-type="paragraph" draw:z-index="6" draw:name="Shape7" draw:style-name="gr7" draw:text-style-name="P12" svg:width="0.6594in" svg:height="0.9689in" svg:x="6.6402in" svg:y="0.0083in"><draw:text-box><text:p>1 </text:p><text:p>Woche</text:p></draw:text-box></draw:frame><text:span text:style-name="T3">Teil 2.1 Variational Autoencoder für die BGK Gleichung <text:s/><text:tab/><text:tab/></text:span></text:p>
      <text:p text:style-name="P2"/>
      <text:p text:style-name="P1"/>
      <text:p text:style-name="P1"/>
      <text:p text:style-name="P1"/>
      <text:p text:style-name="P1"/>
      <text:p text:style-name="P9"><draw:frame text:anchor-type="paragraph" draw:z-index="7" draw:name="Shape8" draw:style-name="gr8" draw:text-style-name="P18" svg:width="2.1878in" svg:height="0.7815in" svg:x="4.2681in" svg:y="0.0189in"><draw:text-box><text:p>- Is es jetzt möglich im latenten Raum zu interpolieren?</text:p></draw:text-box></draw:frame><draw:frame text:anchor-type="paragraph" draw:z-index="8" draw:name="Shape9" draw:style-name="gr9" draw:text-style-name="P12" svg:width="0.6594in" svg:height="0.6004in" svg:x="6.6402in" svg:y="0.0189in"><draw:text-box><text:p>1 Woche</text:p></draw:text-box></draw:frame>Teil 2.<text:span text:style-name="T6">2</text:span> Optimal Transport zur Erstellung weiterer Daten</text:p>
      <text:p text:style-name="P9"/>
      <text:p text:style-name="P9"/>
      <text:p text:style-name="P9"/>
      <text:p text:style-name="P9"><draw:frame text:anchor-type="paragraph" draw:z-index="9" draw:name="Shape10" draw:style-name="gr10" draw:text-style-name="P12" svg:width="0.6748in" svg:height="0.698in" svg:x="6.6563in" svg:y="0.0437in"><draw:text-box><text:p>1 Woche</text:p></draw:text-box></draw:frame>Teil 2.<text:span text:style-name="T6">3</text:span> Auswertung des Versuchs eines VAE für die BGK Gleichung</text:p>
      <text:p text:style-name="P9"/>
      <text:p text:style-name="P9"/>
      <text:p text:style-name="P10">Notiz : Kein Puffer für September vorhanden !!!</text:p>
      <text:p text:style-name="P1"/>
      <text:list xml:id="list102727811922361" text:continue-numbering="true" text:style-name="L1">
        <text:list-item>
          <text:p text:style-name="P4">01.10.2020</text:p>
        </text:list-item>
      </text:list>
      <text:p text:style-name="P1"/>
      <text:p text:style-name="P10"><draw:frame text:anchor-type="paragraph" draw:z-index="10" draw:name="Shape11" draw:style-name="gr11" draw:text-style-name="P12" svg:width="0.6043in" svg:height="1.0213in" svg:x="6.6953in" svg:y="0.102in"><draw:text-box><text:p>2 Wochen</text:p></draw:text-box></draw:frame>Teil 3.0 Ergebnisse und Auswertung schreiben von Teil 1.0</text:p>
      <text:p text:style-name="P10"/>
      <text:p text:style-name="P10">Teil 3.1 Ergebnisse und Auswertung schreiben von Teil 2.1 und 2.2</text:p>
      <text:p text:style-name="P10"/>
      <text:p text:style-name="P10">Teil 3.2 Conclusion und Outlook schreiben</text:p>
      <text:p text:style-name="P1"/>
      <text:p text:style-name="P1"><draw:frame text:anchor-type="paragraph" draw:z-index="11" draw:name="Shape12" draw:style-name="gr12" draw:text-style-name="P12" svg:width="0.5835in" svg:height="0.7677in" svg:x="6.7161in" svg:y="0.0835in"><draw:text-box><text:p>2 </text:p><text:p>Wochen Puffer</text:p></draw:text-box></draw:frame>15.10.2020 - <text:s text:c="5"/>Puffer </text:p>
      <text:p text:style-name="P1">30.10.2020</text:p>
      <text:p text:style-name="P1"/>
      <text:list xml:id="list102728948430652" text:continue-numbering="true" text:style-name="L1">
        <text:list-item>
          <text:p text:style-name="P4">01.11.2020 Abgab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" svg:font-family="" style:font-family-generic="roman"/>
    <style:font-face style:name="aakar" svg:font-family="aaka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8T08:57:09.092313205</meta:creation-date>
    <dc:date>2020-07-28T10:27:27.512926870</dc:date>
    <meta:editing-duration>PT5M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117" meta:character-count="870" meta:non-whitespace-character-count="720"/>
  </office:meta>
</office:document-meta>
</file>